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  <style:text-properties style:font-name="DejaVu Math TeX Gyre" fo:font-size="14pt" officeooo:rsid="0008b3e0" officeooo:paragraph-rsid="00185dd9" style:font-name-asian="DejaVu Math TeX Gyre" style:font-size-asian="14pt" style:font-size-complex="14pt"/>
    </style:style>
    <style:style style:name="P2" style:family="paragraph" style:parent-style-name="Text_20_body">
      <style:paragraph-properties fo:margin-top="0in" fo:margin-bottom="0in" loext:contextual-spacing="false"/>
      <style:text-properties style:font-name="Noto Sans CJK JP" fo:font-size="14pt" officeooo:rsid="0008b3e0" officeooo:paragraph-rsid="00185dd9" style:font-name-asian="Noto Sans CJK JP" style:font-size-asian="14pt" style:font-size-complex="14pt"/>
    </style:style>
    <style:style style:name="P3" style:family="paragraph" style:parent-style-name="Title">
      <style:text-properties style:font-name="Noto Sans CJK JP" fo:font-size="14pt" officeooo:rsid="0008b3e0" officeooo:paragraph-rsid="0008b3e0" style:font-name-asian="Noto Sans CJK JP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2">白丁新愁</text:p>
      <text:p text:style-name="P2"/>
      <text:p text:style-name="P2">夜裡又下起了雨</text:p>
      <text:p text:style-name="P2">伴着細雨微風</text:p>
      <text:p text:style-name="P2">心安地閉上雙眼</text:p>
      <text:p text:style-name="P2">任由這世界風飄雨搖</text:p>
      <text:p text:style-name="P2">也不擔心是否還能睜開雙眼</text:p>
      <text:p text:style-name="P2">如果能在夢裡長眠</text:p>
      <text:p text:style-name="P2">未曾不是件幸福的事</text:p>
      <text:p text:style-name="P2">這人間實苦</text:p>
      <text:p text:style-name="P2">畜生與鬼魅橫行</text:p>
      <text:p text:style-name="P2">想做的夢</text:p>
      <text:p text:style-name="P2">即使簡簡單單</text:p>
      <text:p text:style-name="P2">都似已很難實現</text:p>
      <text:p text:style-name="P2"/>
      <text:p text:style-name="P2">如果</text:p>
      <text:p text:style-name="P2">睡覺能解決問題</text:p>
      <text:p text:style-name="P2">真願能多睡幾次</text:p>
      <text:p text:style-name="P2">在夢裡</text:p>
      <text:p text:style-name="P2">想要的</text:p>
      <text:p text:style-name="P2">她都有</text:p>
      <text:p text:style-name="P2"/>
      <text:p text:style-name="P2">只是夢裡的時空太快了</text:p>
      <text:p text:style-name="P2">春風吹醒了美麗的春夢</text:p>
      <text:p text:style-name="P2">春雨細細綿綿 澆着心愁</text:p>
      <text:p text:style-name="P2">睜眼又是一個迷惘的清晨</text:p>
      <text:p text:style-name="P2"/>
      <text:p text:style-name="P2">眼前</text:p>
      <text:p text:style-name="P2">櫻花謝了</text:p>
      <text:p text:style-name="P2">長滿了嫩葉</text:p>
      <text:p text:style-name="P2">她們又在準備着明年短暫的花季</text:p>
      <text:p text:style-name="P2">春筍頑強地冒出了尖尖兒</text:p>
      <text:p text:style-name="P2">歡快地擁抱着春天</text:p>
      <text:p text:style-name="P2">綠草發了新芽</text:p>
      <text:p text:style-name="P2">鳥兒在叢中歡叫着</text:p>
      <text:p text:style-name="P2">彼此呼應</text:p>
      <text:p text:style-name="P2"/>
      <text:p text:style-name="P2">而我</text:p>
      <text:p text:style-name="P2">卻驚恐地發現數根白髮</text:p>
      <text:p text:style-name="P2">更添增了幾許新愁</text:p>
      <text:p text:style-name="P2"/>
      <text:p text:style-name="P2">親愛的</text:p>
      <text:p text:style-name="P2">我不是害怕老去</text:p>
      <text:p text:style-name="P2">如果</text:p>
      <text:p text:style-name="P2">夢不能成真</text:p>
      <text:p text:style-name="P2">人不能成雙</text:p>
      <text:p text:style-name="P2">這世界再美</text:p>
      <text:p text:style-name="P2">又與我何干</text:p>
      <text:p text:style-name="P2">沒有了夢想的衝動</text:p>
      <text:p text:style-name="P2">沒有了情愛的快樂</text:p>
      <text:p text:style-name="P2">心死比身死更痛苦和絕望</text:p>
      <text:p text:style-name="P2"/>
      <text:p text:style-name="P2">我只是期盼着</text:p>
      <text:p text:style-name="P2">萬一有幸遇見你</text:p>
      <text:p text:style-name="P2">至少還能陪你一段青春的模樣</text:p>
      <text:p text:style-name="P2">給你一顆年少的心和熱情</text:p>
      <text:p text:style-name="P2">不辜負遇見 相識與餘生</text:p>
      <text:p text:style-name="P2"/>
      <text:p text:style-name="P2">______</text:p>
      <text:p text:style-name="P2"><text:soft-page-break/>真希望和畜生的世界沒有交集</text:p>
      <text:p text:style-name="P2">自由自在</text:p>
      <text:p text:style-name="P2">像野馬一樣奔向夢想之境</text:p>
      <text:p text:style-name="P2"/>
      <text:p text:style-name="P2">畜生 你是個真正的可憐蟲</text:p>
      <text:p text:style-name="P2">一個風乾的</text:p>
      <text:p text:style-name="P2">上億年的可憐蟲化石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5T15:36:44.950162500</meta:creation-date>
    <meta:generator>LibreOffice/6.0.7.3$Linux_X86_64 LibreOffice_project/00m0$Build-3</meta:generator>
    <dc:date>2022-06-06T22:34:39.800528048</dc:date>
    <meta:editing-duration>PT17H9M5S</meta:editing-duration>
    <meta:editing-cycles>128</meta:editing-cycles>
    <meta:document-statistic meta:table-count="0" meta:image-count="0" meta:object-count="0" meta:page-count="2" meta:paragraph-count="57" meta:word-count="399" meta:character-count="407" meta:non-whitespace-character-count="404"/>
  </office:meta>
</office:document-meta>
</file>